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f1356d040" style:family="table" style:master-page-name="ta-mp-0x7faf1356d040">
      <style:table-properties table:display="true" style:writing-mode="lr-tb"/>
    </style:style>
    <style:style style:name="ta-0x7faf1356d230" style:family="table" style:master-page-name="ta-mp-0x7faf1356d230">
      <style:table-properties table:display="true" style:writing-mode="lr-tb"/>
    </style:style>
    <style:style style:name="ta-0x7faf1356d420" style:family="table" style:master-page-name="ta-mp-0x7faf1356d420">
      <style:table-properties table:display="true" style:writing-mode="lr-tb"/>
    </style:style>
    <style:style style:name="ta-0x7faf1356d610" style:family="table" style:master-page-name="ta-mp-0x7faf1356d610">
      <style:table-properties table:display="true" style:writing-mode="lr-tb"/>
    </style:style>
    <style:style style:name="ta-0x7faf1356d800" style:family="table" style:master-page-name="ta-mp-0x7faf1356d800">
      <style:table-properties table:display="true" style:writing-mode="lr-tb"/>
    </style:style>
    <style:style style:name="ta-0x7faf1356d9f0" style:family="table" style:master-page-name="ta-mp-0x7faf1356d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f135820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13581a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135821e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2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e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c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4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f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8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32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33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30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34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35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c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5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d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65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9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8a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7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5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7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6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b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1f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13582d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2.7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63.00pt" style:use-optimal-column-width="false"/>
    </style:style>
    <style:style style:name="ACOL-9" style:family="table-column">
      <style:table-column-properties style:column-width="75.75pt" style:use-optimal-column-width="true"/>
    </style:style>
    <style:style style:name="ACOL-10" style:family="table-column">
      <style:table-column-properties style:column-width="56.25pt" style:use-optimal-column-width="true"/>
    </style:style>
    <style:style style:name="ACOL-11" style:family="table-column">
      <style:table-column-properties style:column-width="69.00pt" style:use-optimal-column-width="true"/>
    </style:style>
    <style:style style:name="ACOL-12" style:family="table-column">
      <style:table-column-properties style:column-width="55.50pt" style:use-optimal-column-width="true"/>
    </style:style>
    <style:style style:name="ACOL-13" style:family="table-column">
      <style:table-column-properties style:column-width="70.50pt" style:use-optimal-column-width="true"/>
    </style:style>
    <style:style style:name="ACOL-14" style:family="table-column">
      <style:table-column-properties style:column-width="15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af1356d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af135820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af13581af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af13581af0" office:value-type="string">
            <text:p>viewProfile</text:p>
          </table:table-cell>
          <table:table-cell table:number-columns-repeated="127" table:style-name="Gnumeric-default"/>
        </table:table-row>
        <table:table-row table:style-name="AROW-2">
          <table:table-cell table:style-name="ACE-0x7faf135821e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4" gnm:cursor-row="15">
          <gnm:selection gnm:start-col="4" gnm:start-row="15" gnm:end-col="4" gnm:end-row="15"/>
        </gnm:selections>
      </table:table>
      <table:table table:name="MQA1_TestData" table:style-name="ta-0x7faf1356d230" table:print="false">
        <office:forms form:automatic-focus="false" form:apply-design-mode="false">
          <form:form/>
        </office:forms>
        <table:table-column table:default-cell-style-name="ACE-0x7faf13581400" table:style-name="ACOL-3"/>
        <table:table-column table:default-cell-style-name="ACE-0x7faf13581400" table:style-name="ACOL-4"/>
        <table:table-column table:default-cell-style-name="ACE-0x7faf13581400" table:style-name="ACOL-5"/>
        <table:table-column table:default-cell-style-name="ACE-0x7faf13581400" table:style-name="ACOL-6"/>
        <table:table-column table:default-cell-style-name="ACE-0x7faf13581400" table:style-name="ACOL-7"/>
        <table:table-column table:default-cell-style-name="ACE-0x7faf13581400" table:style-name="ACOL-8"/>
        <table:table-column table:default-cell-style-name="ACE-0x7faf13581400" table:style-name="ACOL-9"/>
        <table:table-column table:default-cell-style-name="ACE-0x7faf13581400" table:style-name="ACOL-10"/>
        <table:table-column table:default-cell-style-name="ACE-0x7faf13581400" table:style-name="ACOL-11"/>
        <table:table-column table:default-cell-style-name="ACE-0x7faf13581400" table:style-name="ACOL-12"/>
        <table:table-column table:default-cell-style-name="ACE-0x7faf13581400" table:style-name="ACOL-13"/>
        <table:table-column table:default-cell-style-name="ACE-0x7faf13581400" table:style-name="ACOL-14"/>
        <table:table-column table:default-cell-style-name="ACE-0x7faf13581400" table:style-name="ACOL-0" table:number-columns-repeated="116"/>
        <table:table-row table:style-name="AROW-2">
          <table:table-cell table:style-name="ACE-0x7faf13582e98" office:value-type="string">
            <text:p>AppLogin_Email_Address</text:p>
          </table:table-cell>
          <table:table-cell table:style-name="ACE-0x7faf13582fc0" office:value-type="string">
            <text:p>AppLogin_Password</text:p>
          </table:table-cell>
          <table:table-cell table:number-columns-repeated="126" table:style-name="ACE-0x7faf13581400"/>
        </table:table-row>
        <table:table-row table:style-name="AROW-2">
          <table:table-cell table:style-name="ACE-0x7faf13582c48" office:value-type="string">
            <text:p>ankita.anshu@crestechglobal.com</text:p>
          </table:table-cell>
          <table:table-cell table:style-name="ACE-0x7faf135828d0" office:value-type="string">
            <text:p>crestech</text:p>
          </table:table-cell>
          <table:table-cell table:number-columns-repeated="126" table:style-name="ACE-0x7faf1358140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1">
          <gnm:selection gnm:start-col="0" gnm:start-row="11" gnm:end-col="0" gnm:end-row="11"/>
        </gnm:selections>
      </table:table>
      <table:table table:name="MQA2_TestData" table:style-name="ta-0x7faf1356d420" table:print="false">
        <office:forms form:automatic-focus="false" form:apply-design-mode="false">
          <form:form/>
        </office:forms>
        <table:table-column table:default-cell-style-name="ACE-0x7faf135830e8" table:style-name="ACOL-3"/>
        <table:table-column table:default-cell-style-name="ACE-0x7faf135830e8" table:style-name="ACOL-4"/>
        <table:table-column table:default-cell-style-name="ACE-0x7faf135830e8" table:style-name="ACOL-5"/>
        <table:table-column table:default-cell-style-name="ACE-0x7faf135830e8" table:style-name="ACOL-6"/>
        <table:table-column table:default-cell-style-name="ACE-0x7faf135830e8" table:style-name="ACOL-7"/>
        <table:table-column table:default-cell-style-name="ACE-0x7faf135830e8" table:style-name="ACOL-8"/>
        <table:table-column table:default-cell-style-name="ACE-0x7faf135830e8" table:style-name="ACOL-9"/>
        <table:table-column table:default-cell-style-name="ACE-0x7faf135830e8" table:style-name="ACOL-10"/>
        <table:table-column table:default-cell-style-name="ACE-0x7faf135830e8" table:style-name="ACOL-11"/>
        <table:table-column table:default-cell-style-name="ACE-0x7faf135830e8" table:style-name="ACOL-12"/>
        <table:table-column table:default-cell-style-name="ACE-0x7faf135830e8" table:style-name="ACOL-13"/>
        <table:table-column table:default-cell-style-name="ACE-0x7faf135830e8" table:style-name="ACOL-14"/>
        <table:table-column table:default-cell-style-name="ACE-0x7faf135830e8" table:style-name="ACOL-0" table:number-columns-repeated="116"/>
        <table:table-row table:style-name="AROW-2">
          <table:table-cell table:style-name="ACE-0x7faf13583210" office:value-type="string">
            <text:p>AppLogin_Email_Address</text:p>
          </table:table-cell>
          <table:table-cell table:style-name="ACE-0x7faf13583460" office:value-type="string">
            <text:p>AppLogin_Password</text:p>
          </table:table-cell>
          <table:table-cell table:number-columns-repeated="126" table:style-name="ACE-0x7faf135830e8"/>
        </table:table-row>
        <table:table-row table:style-name="AROW-2">
          <table:table-cell table:style-name="ACE-0x7faf13583338" office:value-type="string">
            <text:p>ankita.anshu@crestechglobal.com</text:p>
          </table:table-cell>
          <table:table-cell table:style-name="ACE-0x7faf13583588" office:value-type="string">
            <text:p>crestech</text:p>
          </table:table-cell>
          <table:table-cell table:number-columns-repeated="126" table:style-name="ACE-0x7faf135830e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af1356d610" table:print="false">
        <office:forms form:automatic-focus="false" form:apply-design-mode="false">
          <form:form/>
        </office:forms>
        <table:table-column table:default-cell-style-name="ACE-0x7faf13581d40" table:style-name="ACOL-3"/>
        <table:table-column table:default-cell-style-name="ACE-0x7faf13581d40" table:style-name="ACOL-4"/>
        <table:table-column table:default-cell-style-name="ACE-0x7faf13581d40" table:style-name="ACOL-5"/>
        <table:table-column table:default-cell-style-name="ACE-0x7faf13581d40" table:style-name="ACOL-6"/>
        <table:table-column table:default-cell-style-name="ACE-0x7faf13581d40" table:style-name="ACOL-7"/>
        <table:table-column table:default-cell-style-name="ACE-0x7faf13581d40" table:style-name="ACOL-8"/>
        <table:table-column table:default-cell-style-name="ACE-0x7faf13581d40" table:style-name="ACOL-9"/>
        <table:table-column table:default-cell-style-name="ACE-0x7faf13581d40" table:style-name="ACOL-10"/>
        <table:table-column table:default-cell-style-name="ACE-0x7faf13581d40" table:style-name="ACOL-11"/>
        <table:table-column table:default-cell-style-name="ACE-0x7faf13581d40" table:style-name="ACOL-12"/>
        <table:table-column table:default-cell-style-name="ACE-0x7faf13581d40" table:style-name="ACOL-13"/>
        <table:table-column table:default-cell-style-name="ACE-0x7faf13581d40" table:style-name="ACOL-14"/>
        <table:table-column table:default-cell-style-name="ACE-0x7faf13581d40" table:style-name="ACOL-0" table:number-columns-repeated="116"/>
        <table:table-row table:style-name="AROW-2">
          <table:table-cell table:style-name="ACE-0x7faf13581c18" office:value-type="string">
            <text:p>AppLogin_Email_Address</text:p>
          </table:table-cell>
          <table:table-cell table:style-name="ACE-0x7faf13581650" office:value-type="string">
            <text:p>AppLogin_Password</text:p>
          </table:table-cell>
          <table:table-cell table:number-columns-repeated="126" table:style-name="ACE-0x7faf13581d40"/>
        </table:table-row>
        <table:table-row table:style-name="AROW-2">
          <table:table-cell table:style-name="ACE-0x7faf13581528" office:value-type="string">
            <text:p>ankita.anshu@crestechglobal.com</text:p>
          </table:table-cell>
          <table:table-cell table:style-name="ACE-0x7faf135819c8" office:value-type="string">
            <text:p>crestech</text:p>
          </table:table-cell>
          <table:table-cell table:number-columns-repeated="126" table:style-name="ACE-0x7faf13581d4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af1356d800" table:print="false">
        <office:forms form:automatic-focus="false" form:apply-design-mode="false">
          <form:form/>
        </office:forms>
        <table:table-column table:default-cell-style-name="ACE-0x7faf13581e68" table:style-name="ACOL-3"/>
        <table:table-column table:default-cell-style-name="ACE-0x7faf13581e68" table:style-name="ACOL-4"/>
        <table:table-column table:default-cell-style-name="ACE-0x7faf13581e68" table:style-name="ACOL-5"/>
        <table:table-column table:default-cell-style-name="ACE-0x7faf13581e68" table:style-name="ACOL-6"/>
        <table:table-column table:default-cell-style-name="ACE-0x7faf13581e68" table:style-name="ACOL-7"/>
        <table:table-column table:default-cell-style-name="ACE-0x7faf13581e68" table:style-name="ACOL-8"/>
        <table:table-column table:default-cell-style-name="ACE-0x7faf13581e68" table:style-name="ACOL-9"/>
        <table:table-column table:default-cell-style-name="ACE-0x7faf13581e68" table:style-name="ACOL-10"/>
        <table:table-column table:default-cell-style-name="ACE-0x7faf13581e68" table:style-name="ACOL-11"/>
        <table:table-column table:default-cell-style-name="ACE-0x7faf13581e68" table:style-name="ACOL-12"/>
        <table:table-column table:default-cell-style-name="ACE-0x7faf13581e68" table:style-name="ACOL-13"/>
        <table:table-column table:default-cell-style-name="ACE-0x7faf13581e68" table:style-name="ACOL-14"/>
        <table:table-column table:default-cell-style-name="ACE-0x7faf13581e68" table:style-name="ACOL-0" table:number-columns-repeated="116"/>
        <table:table-row table:style-name="AROW-2">
          <table:table-cell table:style-name="ACE-0x7faf135818a0" office:value-type="string">
            <text:p>AppLogin_Email_Address</text:p>
          </table:table-cell>
          <table:table-cell table:style-name="ACE-0x7faf13582558" office:value-type="string">
            <text:p>AppLogin_Password</text:p>
          </table:table-cell>
          <table:table-cell table:number-columns-repeated="126" table:style-name="ACE-0x7faf13581e68"/>
        </table:table-row>
        <table:table-row table:style-name="AROW-2">
          <table:table-cell table:style-name="ACE-0x7faf135827a8" office:value-type="string">
            <text:p>ankita.anshu@crestechglobal.com</text:p>
          </table:table-cell>
          <table:table-cell table:style-name="ACE-0x7faf13581778" office:value-type="string">
            <text:p>crestech</text:p>
          </table:table-cell>
          <table:table-cell table:number-columns-repeated="126" table:style-name="ACE-0x7faf13581e6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af1356d9f0" table:print="false">
        <office:forms form:automatic-focus="false" form:apply-design-mode="false">
          <form:form/>
        </office:forms>
        <table:table-column table:default-cell-style-name="ACE-0x7faf13582430" table:style-name="ACOL-3"/>
        <table:table-column table:default-cell-style-name="ACE-0x7faf13582430" table:style-name="ACOL-4"/>
        <table:table-column table:default-cell-style-name="ACE-0x7faf13582430" table:style-name="ACOL-5"/>
        <table:table-column table:default-cell-style-name="ACE-0x7faf13582430" table:style-name="ACOL-6"/>
        <table:table-column table:default-cell-style-name="ACE-0x7faf13582430" table:style-name="ACOL-7"/>
        <table:table-column table:default-cell-style-name="ACE-0x7faf13582430" table:style-name="ACOL-8"/>
        <table:table-column table:default-cell-style-name="ACE-0x7faf13582430" table:style-name="ACOL-9"/>
        <table:table-column table:default-cell-style-name="ACE-0x7faf13582430" table:style-name="ACOL-10"/>
        <table:table-column table:default-cell-style-name="ACE-0x7faf13582430" table:style-name="ACOL-11"/>
        <table:table-column table:default-cell-style-name="ACE-0x7faf13582430" table:style-name="ACOL-12"/>
        <table:table-column table:default-cell-style-name="ACE-0x7faf13582430" table:style-name="ACOL-13"/>
        <table:table-column table:default-cell-style-name="ACE-0x7faf13582430" table:style-name="ACOL-14"/>
        <table:table-column table:default-cell-style-name="ACE-0x7faf13582430" table:style-name="ACOL-0" table:number-columns-repeated="116"/>
        <table:table-row table:style-name="AROW-2">
          <table:table-cell table:style-name="ACE-0x7faf13582680" office:value-type="string">
            <text:p>AppLogin_Email_Address</text:p>
          </table:table-cell>
          <table:table-cell table:style-name="ACE-0x7faf13581f90" office:value-type="string">
            <text:p>AppLogin_Password</text:p>
          </table:table-cell>
          <table:table-cell table:number-columns-repeated="126" table:style-name="ACE-0x7faf13582430"/>
        </table:table-row>
        <table:table-row table:style-name="AROW-2">
          <table:table-cell table:style-name="ACE-0x7faf13582b20" office:value-type="string">
            <text:p>ankita.anshu@crestechglobal.com</text:p>
          </table:table-cell>
          <table:table-cell table:style-name="ACE-0x7faf13582d70" office:value-type="string">
            <text:p>crestech</text:p>
          </table:table-cell>
          <table:table-cell table:number-columns-repeated="126" table:style-name="ACE-0x7faf135824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f1344a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135ad2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134c62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13b21e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13caf3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13d1e8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f1356d040" style:display-name="TestCase" style:page-layout-name="pl-0x7faf1344a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1356d230" style:display-name="MQA1_TestData" style:page-layout-name="pl-0x7faf135ad2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1356d420" style:display-name="MQA2_TestData" style:page-layout-name="pl-0x7faf134c6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1356d610" style:display-name="MQA3_TestData" style:page-layout-name="pl-0x7faf13b21e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1356d800" style:display-name="MQA4_TestData" style:page-layout-name="pl-0x7faf13caf3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1356d9f0" style:display-name="MQA5_TestData" style:page-layout-name="pl-0x7faf13d1e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11:2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